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be22" officeooo:paragraph-rsid="001dbe22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9900"/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gr1" style:family="graphic">
      <style:graphic-properties draw:textarea-horizontal-align="justify" draw:textarea-vertical-align="middle" draw:auto-grow-height="false" fo:min-height="1.0055in" fo:min-width="1.2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marker-end="Arrowheads_20_1" draw:fill-color="#ffffff" draw:textarea-horizontal-align="justify" draw:textarea-vertical-align="middle" draw:auto-grow-height="false" fo:min-height="1.0055in" fo:min-width="1.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9900" draw:textarea-horizontal-align="justify" draw:textarea-vertical-align="middle" draw:auto-grow-height="false" fo:min-height="1.0055in" fo:min-width="1.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heads_20_2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2" svg:width="1.2815in" svg:height="1.0059in" svg:x="0.1972in" svg:y="0.0929in"><text:p text:style-name="P2">Facebook </text:p><text:p text:style-name="P2">Messanger</text:p><draw:enhanced-geometry svg:viewBox="0 0 21600 21600" draw:type="rectangle" draw:enhanced-path="M 0 0 L 21600 0 21600 21600 0 21600 0 0 Z N"/></draw:custom-shape></text:p>
      <text:p text:style-name="P1"><draw:custom-shape text:anchor-type="paragraph" draw:z-index="1" draw:name="Shape2" draw:style-name="gr2" draw:text-style-name="P3" svg:width="1.3394in" svg:height="1.0059in" svg:x="2.5957in" svg:y="-0.0807in"><text:p text:style-name="P2">Fb-weather-bot</text:p><draw:enhanced-geometry svg:viewBox="0 0 21600 21600" draw:type="rectangle" draw:enhanced-path="M 0 0 L 21600 0 21600 21600 0 21600 0 0 Z N"/></draw:custom-shape><draw:custom-shape text:anchor-type="paragraph" draw:z-index="2" draw:name="Shape2" draw:style-name="gr3" draw:text-style-name="P4" svg:width="1.3394in" svg:height="1.0059in" svg:x="5.1193in" svg:y="-0.0854in"><text:p text:style-name="P2">OpenWeatherMap</text:p><draw:enhanced-geometry svg:viewBox="0 0 21600 21600" draw:type="rectangle" draw:enhanced-path="M 0 0 L 21600 0 21600 21600 0 21600 0 0 Z N"/></draw:custom-shape><draw:line text:anchor-type="paragraph" draw:z-index="3" draw:name="Shape3" draw:style-name="gr4" draw:text-style-name="P2" svg:x1="1.4783in" svg:y1="0.1807in" svg:x2="2.5957in" svg:y2="0.1752in"><text:p text:style-name="P2"><text:span text:style-name="T1">user message</text:span></text:p><text:p text:style-name="P2"/></draw:line><draw:line text:anchor-type="paragraph" draw:z-index="4" draw:name="Shape3" draw:style-name="gr4" draw:text-style-name="P2" svg:x1="3.9346in" svg:y1="0.1709in" svg:x2="5.1193in" svg:y2="0.1772in"><text:p text:style-name="P2"><text:span text:style-name="T1">weather query</text:span></text:p><text:p text:style-name="P2"/></draw:line><draw:line text:anchor-type="paragraph" draw:z-index="5" draw:name="Shape3" draw:style-name="gr5" draw:text-style-name="P2" svg:x1="3.9346in" svg:y1="0.6079in" svg:x2="5.1193in" svg:y2="0.6142in"><text:p text:style-name="P2"><text:span text:style-name="T1">weather info</text:span></text:p><text:p text:style-name="P2"/></draw:line><draw:line text:anchor-type="paragraph" draw:z-index="6" draw:name="Shape3" draw:style-name="gr5" draw:text-style-name="P2" svg:x1="1.4783in" svg:y1="0.6106in" svg:x2="2.5957in" svg:y2="0.6169in"><text:p text:style-name="P2"><text:span text:style-name="T1">weather info</text:span></text:p><text:p text:style-name="P2"><text:span text:style-name="T1">message</text:span></text:p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126in" style:type="center"/>
          <style:tab-stop style:position="6.4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7in" fo:page-height="1.5in" style:num-format="1" style:print-orientation="landscape" fo:margin-top="0.1in" fo:margin-bottom="0.1in" fo:margin-left="0.1in" fo:margin-right="0.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19:15:28.145146849</meta:creation-date>
    <dc:date>2017-09-12T19:46:31.739182109</dc:date>
    <meta:editing-duration>PT23M4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